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officeooo:rsid="0003ed88" officeooo:paragraph-rsid="0003ed88" style:font-size-asian="9.60000038146973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fo:font-weight="bold" officeooo:rsid="00058fd9" officeooo:paragraph-rsid="00058fd9" style:font-size-asian="9.60000038146973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fo:font-weight="normal" officeooo:rsid="000784f9" officeooo:paragraph-rsid="000784f9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style:font-name="Arial" fo:font-size="11pt" fo:font-weight="normal" officeooo:rsid="000869e7" officeooo:paragraph-rsid="000869e7" style:font-size-asian="9.60000038146973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869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ernative/Similar Systems</text:p>
      <text:p text:style-name="P1"/>
      <text:p text:style-name="P3">Due to the fact that Named Entity Recognition is an area that is still being researched, there quite a few toolkits designed to help you build NER projects. However, it is much harder to find software applications whose main purpose is NER. During the course of my research I found two pieces of software that I felt were similar to my project. The first is ABNER <text:span text:style-name="T2">which is used to analyse molecular biology texts. The second is a program called Citeology which examines the relationship between research publications. </text:span></text:p>
      <text:p text:style-name="P2"/>
      <text:p text:style-name="P2">ABNER <text:span text:style-name="T2">(A Biomedical Named Entity Recognizer)</text:span></text:p>
      <text:p text:style-name="P2"/>
      <text:p text:style-name="P4"/>
      <text:p text:style-name="P2"/>
      <text:p text:style-name="P2">Citeology</text:p>
      <text:p text:style-name="P1"/>
      <text:p text:style-name="P1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7:19:50.421000000</meta:creation-date>
    <dc:date>2014-12-08T18:59:48.131000000</dc:date>
    <meta:editing-duration>PT6M23S</meta:editing-duration>
    <meta:editing-cycles>3</meta:editing-cycles>
    <meta:generator>LibreOffice/4.3.0.4$Windows_x86 LibreOffice_project/62ad5818884a2fc2e5780dd45466868d41009ec0</meta:generator>
    <meta:document-statistic meta:table-count="0" meta:image-count="0" meta:object-count="0" meta:page-count="1" meta:paragraph-count="4" meta:word-count="97" meta:character-count="598" meta:non-whitespace-character-count="504"/>
  </office:meta>
</office:document-meta>
</file>